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506e" officeooo:paragraph-rsid="0012506e"/>
    </style:style>
    <style:style style:name="P2" style:family="paragraph" style:parent-style-name="Standard">
      <style:text-properties officeooo:rsid="0013a6a1" officeooo:paragraph-rsid="0013a6a1"/>
    </style:style>
    <style:style style:name="P3" style:family="paragraph" style:parent-style-name="Standard">
      <style:text-properties officeooo:rsid="00158712" officeooo:paragraph-rsid="00158712"/>
    </style:style>
    <style:style style:name="P4" style:family="paragraph" style:parent-style-name="Standard">
      <style:text-properties officeooo:rsid="001696af" officeooo:paragraph-rsid="001696af"/>
    </style:style>
    <style:style style:name="P5" style:family="paragraph" style:parent-style-name="Standard">
      <style:text-properties officeooo:rsid="001696af" officeooo:paragraph-rsid="001eced7"/>
    </style:style>
    <style:style style:name="P6" style:family="paragraph" style:parent-style-name="Standard">
      <style:text-properties officeooo:rsid="001754f9" officeooo:paragraph-rsid="001754f9"/>
    </style:style>
    <style:style style:name="P7" style:family="paragraph" style:parent-style-name="Standard">
      <style:text-properties officeooo:rsid="00181ef0" officeooo:paragraph-rsid="00181ef0"/>
    </style:style>
    <style:style style:name="P8" style:family="paragraph" style:parent-style-name="Standard">
      <style:text-properties officeooo:rsid="001858ca" officeooo:paragraph-rsid="001858ca"/>
    </style:style>
    <style:style style:name="P9" style:family="paragraph" style:parent-style-name="Standard">
      <style:text-properties officeooo:rsid="001bc9bd" officeooo:paragraph-rsid="001bc9bd"/>
    </style:style>
    <style:style style:name="P10" style:family="paragraph" style:parent-style-name="Standard">
      <style:text-properties officeooo:rsid="001c512c" officeooo:paragraph-rsid="001c512c"/>
    </style:style>
    <style:style style:name="P11" style:family="paragraph" style:parent-style-name="Standard">
      <style:text-properties officeooo:rsid="001d071e" officeooo:paragraph-rsid="001d071e"/>
    </style:style>
    <style:style style:name="P12" style:family="paragraph" style:parent-style-name="Standard">
      <style:text-properties officeooo:rsid="001d379c" officeooo:paragraph-rsid="001d379c"/>
    </style:style>
    <style:style style:name="P13" style:family="paragraph" style:parent-style-name="Standard">
      <style:text-properties officeooo:rsid="001deb72" officeooo:paragraph-rsid="001deb7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58712"/>
    </style:style>
    <style:style style:name="T3" style:family="text">
      <style:text-properties fo:language="ru" fo:country="RU" officeooo:rsid="001754f9"/>
    </style:style>
    <style:style style:name="T4" style:family="text">
      <style:text-properties fo:language="ru" fo:country="RU" officeooo:rsid="001858ca"/>
    </style:style>
    <style:style style:name="T5" style:family="text">
      <style:text-properties fo:language="ru" fo:country="RU" officeooo:rsid="001a2abf"/>
    </style:style>
    <style:style style:name="T6" style:family="text">
      <style:text-properties fo:language="ru" fo:country="RU" officeooo:rsid="001696af"/>
    </style:style>
    <style:style style:name="T7" style:family="text">
      <style:text-properties fo:color="#800000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Получен сигнал о типе мойки </text:span><text:span text:style-name="T4">и нахождении водителя во время мойки</text:span><text:span text:style-name="T1"> (от сторонней системы, которая принимает оплату).</text:span></text:p>
      <text:p text:style-name="P2"><text:span text:style-name="T1">Открываем шлагбаум.</text:span></text:p>
      <text:p text:style-name="P5"><text:span text:style-name="T1">Отображаем на табло мигающую зеленую стрелку.</text:span></text:p>
      <text:p text:style-name="P3"><text:span text:style-name="T1">Водитель начинает заезжать в бокс.</text:span></text:p>
      <text:p text:style-name="P2"><text:span text:style-name="T1">Ожидаем </text:span><text:span text:style-name="T2">срабатывание напольных датчиков (от передних колес).</text:span></text:p>
      <text:p text:style-name="P3"><text:span text:style-name="T1">Начинаем омывание машины снизу с боков.</text:span></text:p>
      <text:p text:style-name="P3"><text:span text:style-name="T1">Ожидаем срабатывание напольных датчиков (от задних колес).</text:span></text:p>
      <text:p text:style-name="P4"><text:span text:style-name="T1">Одновременно анализируем </text:span><text:span text:style-name="T3">фотодатчики, пока зад машины не откроет луч.</text:span></text:p>
      <text:p text:style-name="P6"><text:span text:style-name="T1">Прекращаем омывание машины снизу с боков.</text:span></text:p>
      <text:p text:style-name="P6"><text:span text:style-name="T1">Выключаем зеленую стрелку.</text:span></text:p>
      <text:p text:style-name="P6"><text:span text:style-name="T1">Включаем Красный крест.</text:span></text:p>
      <text:p text:style-name="P7"><text:span text:style-name="T1">Подаем звуковой сигнал.</text:span></text:p>
      <text:p text:style-name="P9"><text:span text:style-name="T1">Закрываем шлагбаум.</text:span></text:p>
      <text:p text:style-name="P8"><text:span text:style-name="T5">Проверяем условие: в</text:span><text:span text:style-name="T1">одитель </text:span><text:span text:style-name="T7">НЕ</text:span><text:span text:style-name="T1"> выбрал «не выходя из машины»</text:span></text:p>
      <text:p text:style-name="P8"><text:span text:style-name="T1"><text:tab/></text:span><text:span text:style-name="T5">о</text:span><text:span text:style-name="T1">жидаем пока водитель выйдет из машины </text:span><text:span text:style-name="T5">и нажмет кнопку продолжить.</text:span></text:p>
      <text:p text:style-name="P12"><text:span text:style-name="T5">И</text:span><text:span text:style-name="T1">наче</text:span></text:p>
      <text:p text:style-name="P12"><text:span text:style-name="T5"><text:tab/></text:span><text:span text:style-name="T1">подаем звуковой сигнал и световой сигнал не выходить.</text:span></text:p>
      <text:p text:style-name="P9"><text:span text:style-name="T5">Д</text:span><text:span text:style-name="T1">вигаем балку и замеряем длину автомобиля, двигаем с сзади вперед (фотодатчик закроется, а за тем откроется).</text:span></text:p>
      <text:p text:style-name="P9"><text:span text:style-name="T1">Омываем водой по кругу.</text:span></text:p>
      <text:p text:style-name="P9"><text:span text:style-name="T1">Обливаем пеной.</text:span></text:p>
      <text:p text:style-name="P9"><text:span text:style-name="T1">Ждем.</text:span></text:p>
      <text:p text:style-name="P9"><text:span text:style-name="T1">Омываем водой.</text:span></text:p>
      <text:p text:style-name="P9"><text:span text:style-name="T1">Обливаем шампунем.</text:span></text:p>
      <text:p text:style-name="P9"><text:span text:style-name="T1">Ждем.</text:span></text:p>
      <text:p text:style-name="P9"><text:span text:style-name="T1">Омываем водой.</text:span></text:p>
      <text:p text:style-name="P9"><text:span text:style-name="T1">Сушка.</text:span></text:p>
      <text:p text:style-name="P10"><text:span text:style-name="T1">Открываем шлагбаум.</text:span></text:p>
      <text:p text:style-name="P10"><text:span text:style-name="T1">Отображаем на табло зеленую мигающую стрелку к выезду.</text:span></text:p>
      <text:p text:style-name="P10"><text:span text:style-name="T1">Анализируем срабатывания напольных датчиков и фотодатчиков.</text:span></text:p>
      <text:p text:style-name="P11"><text:span text:style-name="T1">Закрываем шлагбаум.</text:span></text:p>
      <text:p text:style-name="P13"><text:span text:style-name="T1">Выдаем тряпочку.</text:span></text:p>
      <text:p text:style-name="P9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9S</meta:editing-duration>
    <meta:editing-cycles>17</meta:editing-cycles>
    <meta:generator>LibreOffice/5.3.0.3$Windows_X86_64 LibreOffice_project/7074905676c47b82bbcfbea1aeefc84afe1c50e1</meta:generator>
    <dc:date>2017-06-15T22:12:15.289000000</dc:date>
    <meta:document-statistic meta:table-count="0" meta:image-count="0" meta:object-count="0" meta:page-count="1" meta:paragraph-count="31" meta:word-count="155" meta:character-count="1131" meta:non-whitespace-character-count="1005"/>
    <meta:user-defined meta:name="Info 1"/>
    <meta:user-defined meta:name="Info 2"/>
    <meta:user-defined meta:name="Info 3"/>
    <meta:user-defined meta:name="Info 4"/>
  </office:meta>
</office:document-meta>
</file>